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fbus</text:p>
          </table:table-cell>
          <table:table-cell office:value-type="string" table:style-name="ce3">
            <text:p>tbu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ateA</text:p>
          </table:table-cell>
          <table:table-cell office:value-type="string" table:style-name="ce3">
            <text:p>rateB</text:p>
          </table:table-cell>
          <table:table-cell office:value-type="string" table:style-name="ce3">
            <text:p>rateC</text:p>
          </table:table-cell>
          <table:table-cell office:value-type="string" table:style-name="ce3">
            <text:p>ratio</text:p>
          </table:table-cell>
          <table:table-cell office:value-type="string" table:style-name="ce3">
            <text:p>angl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ngmin</text:p>
          </table:table-cell>
          <table:table-cell office:value-type="string" table:style-name="ce3">
            <text:p>angmax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5500000000000002E-3" table:formula="of:=0.5*0.0111" table:style-name="ce1">
            <text:p>0.00555</text:p>
          </table:table-cell>
          <table:table-cell office:value-type="float" office:value="0.19350000000000001" table:formula="of:=0.5*0.387" table:style-name="ce1">
            <text:p>0.1935</text:p>
          </table:table-cell>
          <table:table-cell office:value-type="float" office:value="0" table:style-name="ce1">
            <text:p>0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1048383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Qg</text:p>
          </table:table-cell>
          <table:table-cell office:value-type="string" table:style-name="ce2">
            <text:p>Qmax</text:p>
          </table:table-cell>
          <table:table-cell office:value-type="string" table:style-name="ce2">
            <text:p>Qmi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mBas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max</text:p>
          </table:table-cell>
          <table:table-cell office:value-type="string" table:style-name="ce2">
            <text:p>Pmin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Qc1min</text:p>
          </table:table-cell>
          <table:table-cell office:value-type="string" table:style-name="ce2">
            <text:p>Qc1max</text:p>
          </table:table-cell>
          <table:table-cell office:value-type="string" table:style-name="ce2">
            <text:p>Qc2min</text:p>
          </table:table-cell>
          <table:table-cell office:value-type="string" table:style-name="ce2">
            <text:p>Qc2max</text:p>
          </table:table-cell>
          <table:table-cell office:value-type="string" table:style-name="ce2">
            <text:p>ramp_agc</text:p>
          </table:table-cell>
          <table:table-cell office:value-type="string" table:style-name="ce2">
            <text:p>ramp_10</text:p>
          </table:table-cell>
          <table:table-cell office:value-type="string" table:style-name="ce2">
            <text:p>ramp_30</text:p>
          </table:table-cell>
          <table:table-cell office:value-type="string" table:style-name="ce2">
            <text:p>ramp_q</text:p>
          </table:table-cell>
          <table:table-cell office:value-type="string" table:style-name="ce2">
            <text:p>apf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2.0246940879017974E-2" table:style-name="ce1">
            <text:p>0.0202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.6105521153764298E-2" table:style-name="ce1">
            <text:p>0.016105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19523835847624474" table:style-name="ce1">
            <text:p>0.195238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22580598025787904" table:style-name="ce1">
            <text:p>0.22580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87E-2" table:style-name="ce1">
            <text:p>0.0287</text:p>
          </table:table-cell>
          <table:table-cell office:value-type="float" office:value="9.4332338186333738E-3" table:style-name="ce1">
            <text:p>0.009433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812735620074813" table:style-name="ce1">
            <text:p>0.381273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1.9129414921409838E-2" table:style-name="ce1">
            <text:p>0.01912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8.1513658084358068E-3" table:style-name="ce1">
            <text:p>0.008151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.24E-2" table:style-name="ce1">
            <text:p>0.0424</text:p>
          </table:table-cell>
          <table:table-cell office:value-type="float" office:value="1.3936206059583799E-2" table:style-name="ce1">
            <text:p>0.013936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.9113408516284719E-2" table:style-name="ce1">
            <text:p>0.03911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3.8784724411105857E-2" table:style-name="ce1">
            <text:p>0.03878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" table:style-name="ce1">
            <text:p>1.62</text:p>
          </table:table-cell>
          <table:table-cell office:value-type="float" office:value="0.53246825038975842" table:style-name="ce1">
            <text:p>0.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.10254944081580532" table:style-name="ce1">
            <text:p>0.102549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9900000000000002E-2" table:style-name="ce1">
            <text:p>0.0599</text:p>
          </table:table-cell>
          <table:table-cell office:value-type="float" office:value="1.9688177900213908E-2" table:style-name="ce1">
            <text:p>0.019688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.3007887362520426E-3" table:style-name="ce1">
            <text:p>0.002300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.8037609772024679E-2" table:style-name="ce1">
            <text:p>0.06803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2.8168227813828575E-2" table:style-name="ce1">
            <text:p>0.028168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8.4143130925788984E-2" table:style-name="ce1">
            <text:p>0.084143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1.7716073269140729E-2" table:style-name="ce1">
            <text:p>0.017716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.5029722409504265E-2" table:style-name="ce1">
            <text:p>0.045029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18833599226748859" table:style-name="ce1">
            <text:p>0.18833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1.8899336047784637E-2" table:style-name="ce1">
            <text:p>0.01889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751971840630106E-2" table:style-name="ce1">
            <text:p>0.057519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8.184234218953694E-3" table:style-name="ce1">
            <text:p>0.00818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82" table:style-name="ce1">
            <text:p>0.182</text:p>
          </table:table-cell>
          <table:table-cell office:value-type="float" office:value="5.9820507142553103E-2" table:style-name="ce1">
            <text:p>0.059820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8.9073392503471932E-2" table:style-name="ce1">
            <text:p>0.08907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6.442208461505719E-2" table:style-name="ce1">
            <text:p>0.064422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4.7987879356114024E-2" table:style-name="ce1">
            <text:p>0.04798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4.6673142935398572E-2" table:style-name="ce1">
            <text:p>0.046673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20739967036786269" table:style-name="ce1">
            <text:p>0.2073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.9163138932195377E-3" table:style-name="ce1">
            <text:p>0.00591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9786783131767563" table:style-name="ce1">
            <text:p>0.197867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2.1528808889215541E-2" table:style-name="ce1">
            <text:p>0.02152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13837600828030142" table:style-name="ce1">
            <text:p>0.138376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3.0534753371116392E-2" table:style-name="ce1">
            <text:p>0.030534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04" table:style-name="ce1">
            <text:p>0.104</text:p>
          </table:table-cell>
          <table:table-cell office:value-type="float" office:value="3.418314693860177E-2" table:style-name="ce1">
            <text:p>0.034183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.0799999999999997E-2" table:style-name="ce1">
            <text:p>0.0808</text:p>
          </table:table-cell>
          <table:table-cell office:value-type="float" office:value="2.6557675698452146E-2" table:style-name="ce1">
            <text:p>0.02655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1E-2" table:style-name="ce1">
            <text:p>0.031</text:p>
          </table:table-cell>
          <table:table-cell office:value-type="float" office:value="1.018920726054476E-2" table:style-name="ce1">
            <text:p>0.010189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1" table:style-name="ce1">
            <text:p>0.91</text:p>
          </table:table-cell>
          <table:table-cell office:value-type="float" office:value="0.29910253571276552" table:style-name="ce1">
            <text:p>0.299102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1.5513889764442342E-2" table:style-name="ce1">
            <text:p>0.01551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6.1135243563268556E-3" table:style-name="ce1">
            <text:p>0.006113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18077625784837478" table:style-name="ce1">
            <text:p>0.18077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0.21660282531287087" table:style-name="ce1">
            <text:p>0.21660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2438836060427165" table:style-name="ce1">
            <text:p>0.24388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2.5374412919808242E-2" table:style-name="ce1">
            <text:p>0.025374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7.9541553453284897E-2" table:style-name="ce1">
            <text:p>0.07954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7300000000000003E-2" table:style-name="ce1">
            <text:p>0.0873</text:p>
          </table:table-cell>
          <table:table-cell office:value-type="float" office:value="2.8694122382114759E-2" table:style-name="ce1">
            <text:p>0.02869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2.9417227413508256E-2" table:style-name="ce1">
            <text:p>0.029417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7799999999999994E-2" table:style-name="ce1">
            <text:p>0.0778</text:p>
          </table:table-cell>
          <table:table-cell office:value-type="float" office:value="2.5571623382915555E-2" table:style-name="ce1">
            <text:p>0.02557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51" table:style-name="ce1">
            <text:p>0.51</text:p>
          </table:table-cell>
          <table:table-cell office:value-type="float" office:value="0.16762889364122024" table:style-name="ce1">
            <text:p>0.167628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85" table:style-name="ce1">
            <text:p>0.185</text:p>
          </table:table-cell>
          <table:table-cell office:value-type="float" office:value="6.0806559458089694E-2" table:style-name="ce1">
            <text:p>0.06080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27" table:style-name="ce1">
            <text:p>0.127</text:p>
          </table:table-cell>
          <table:table-cell office:value-type="float" office:value="4.174288135771563E-2" table:style-name="ce1">
            <text:p>0.04174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1.9490967437106588E-2" table:style-name="ce1">
            <text:p>0.01949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14692179501495187" table:style-name="ce1">
            <text:p>0.146921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222" table:style-name="ce1">
            <text:p>0.222</text:p>
          </table:table-cell>
          <table:table-cell office:value-type="float" office:value="7.2967871349707628E-2" table:style-name="ce1">
            <text:p>0.072967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6.475076872023605E-3" table:style-name="ce1">
            <text:p>0.006475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9.2031549450081705E-3" table:style-name="ce1">
            <text:p>0.009203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6015774725040856E-2" table:style-name="ce1">
            <text:p>0.046015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1.4100548112173232E-2" table:style-name="ce1">
            <text:p>0.014100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2299999999999999E-2" table:style-name="ce1">
            <text:p>0.0523</text:p>
          </table:table-cell>
          <table:table-cell office:value-type="float" office:value="1.7190178700854545E-2" table:style-name="ce1">
            <text:p>0.017190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1.3706127185958596E-2" table:style-name="ce1">
            <text:p>0.013706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10616496597277282" table:style-name="ce1">
            <text:p>0.10616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" table:style-name="ce1">
            <text:p>0.15</text:p>
          </table:table-cell>
          <table:table-cell office:value-type="float" office:value="4.9302615776829477E-2" table:style-name="ce1">
            <text:p>0.04930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" table:style-name="ce1">
            <text:p>0.1</text:p>
          </table:table-cell>
          <table:table-cell office:value-type="float" office:value="3.2868410517886325E-2" table:style-name="ce1">
            <text:p>0.03286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2.2383387562680584E-2" table:style-name="ce1">
            <text:p>0.02238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43" table:style-name="ce1">
            <text:p>0.443</text:p>
          </table:table-cell>
          <table:table-cell office:value-type="float" office:value="0.14560705859423639" table:style-name="ce1">
            <text:p>0.145607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627" table:style-name="ce1">
            <text:p>0.627</text:p>
          </table:table-cell>
          <table:table-cell office:value-type="float" office:value="0.20608493394714722" table:style-name="ce1">
            <text:p>0.20608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5.3246825038975841E-2" table:style-name="ce1">
            <text:p>0.0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3582656746449609" table:style-name="ce1">
            <text:p>0.358265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1799999999999998E-2" table:style-name="ce1">
            <text:p>0.0818</text:p>
          </table:table-cell>
          <table:table-cell office:value-type="float" office:value="2.6886359803631011E-2" table:style-name="ce1">
            <text:p>0.02688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" table:style-name="ce1">
            <text:p>0.4</text:p>
          </table:table-cell>
          <table:table-cell office:value-type="float" office:value="0.1314736420715453" table:style-name="ce1">
            <text:p>0.13147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6.1463927668447427E-3" table:style-name="ce1">
            <text:p>0.006146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" table:style-name="ce1">
            <text:p>3.43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Baraa MOHANDES</dc:creator>
    <dc:date>2023-05-05T11:53:25Z</dc:date>
  </office:meta>
</office:document-meta>
</file>